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break-before="pag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718_1072782762"/>'Morango e Chocolate':<text:line-break/>o doce sabor da mudança<text:bookmark-end text:name="__RefHeading___Toc4718_1072782762"/></text:h>
      <text:p text:style-name="First_20_line_20_indent"/>
      <text:p text:style-name="First_20_line_20_indent">Em 1993, o Estado cubano patrocinou um filme inovador: "Morango e chocolate" (Fresa y chocolate).</text:p>
      <text:p text:style-name="First_20_line_20_indent">O filme conta a história de dois jovens cubanos - um comunista heterossexual e um homossexual. Em seu artigo para a Cineaste, em 1995, Dennis West descreveu o filme como sendo sobre dois jovens se conhecendo em Havana, em 1979. David é o jovem comunista. Segundo West, Diego, o homossexual, "deixa o país, apesar de sua simpatia pró-Revolução e da afirmação de seu amigo de que há lugar para gays na Revolução Cubana". (West)</text:p>
      <text:p text:style-name="First_20_line_20_indent">O lançamento de "Morango e chocolate" em Cuba quebrou records nacionais de bilheteria e iniciou um debate em toda a ilha sobre amor entre pessoas do mesmo sexo e sobre preconceito.</text:p>
      <text:p text:style-name="First_20_line_20_indent">O roteiro do filme é uma adaptação do autor Senel Paz de seu famoso conto "O lobo, o bosque e o homem novo".</text:p>
      <text:p text:style-name="First_20_line_20_indent">Dennis West entrevistou, em agosto de 1994, o aclamado diretor cubano Tomás Gutiérrez Alea - conhecido carinhosamente por seus amigos como "Titón", mas chamado também por seu sobrenome Alea. Gutiérrez faleceu aos 68 anos, em abril de 1996. West realizou a entrevista em Juarez, no México, durante o Secundo Festival de Cinema Latino-Americano de Paso del Norte; Dennis West e Joan M. West traduziram a entrevista para o inglês, editaram-na e publicaram a entervista na edição inverno-primavera da revista <text:span text:style-name="T1">Cineaste</text:span> em 1995. </text:p>
      <text:p text:style-name="First_20_line_20_indent">O fime, que passava simultaneamente em 10 a 12 cinemas de Havana, fazia os cubanos formarem filas que se estendiam por quarteirões. (Oberg)</text:p>
      <text:p text:style-name="First_20_line_20_indent">Quando West perguntou a Gutiérrez porque ele achava que seu filme "Morango e chocolate" repercutira tanto em Cuba, o diretor respondeu que assim que o filme estreou após o festival anual de filme, "havia filas muito longas para vê-lo e isso continuou por algo como três meses em Havana. Eu acredito que houve essa reposta do público porque era uma história bem contada, com um tema que muitas pessoas queriam discutir em público. Um tema que até o momento permanece muito marginalizado. Não estou me referindo somente ao tema da homossexualidade, mas sim ao tema da intolerância no geral. Eu acho que as pessoas sentiram realmente uma enorme necessidade de refletir sobre isso e refletir sobre isso abertamente. Por esses motivos, o filme se tornou um fenômeno sociológico."</text:p>
      <text:p text:style-name="First_20_line_20_indent">Quando perguntado sobre o número de expectadores cubanos que assistiram às exibições, Gutiérrez disse: "'Morango e chocolate' pode possuir o récorde de maior número de expectadores cubanos. Eu não sei. Mas, de qualquer maneira, é o filme que mais atraiu um grande número de expectadores nesse curto período de tempo."</text:p>
      <text:p text:style-name="First_20_line_20_indent">Gutiérrez comparou 1979, o ano em que se passa "Morango e chocolate", com a vida na ilha em 1995: "Agora existe uma flexibilidade maior nas oportunidades de trabalho para homossexuais. No caso de representar Cuba fora do país, por exemplo, a indicação dos representantes costumava ser feita com luvas de pelica quando homossexuais estaam envolvidos. Muitas pessoas eram contra indicá-los porque eles eram mais vlneráveis a escândalos e chantagens - e isso era verdade, nós vimos isso acontecer em países como Inglaterra e Estados Unidos - mas as coisas são bem diferentes agora para homossexuais.</text:p>
      <text:p text:style-name="First_20_line_20_indent">Gutiérrez resumiu dizendo: "muitos homossexuais cubanos são abertos agora sobre sua orientação sexual. Outros não são abertos sobre isso - como em qualquer outro lugar - mas há um novo nível de consciência sobre homossexualidade."</text:p>
      <text:p text:style-name="First_20_line_20_indent">Gutiérrez relembra a experiência de seu amigo Aramis, que lhe contou, em Havana, em 1994, sobre uma discussão que teve com seu pai. Aramis dise que quado voltou para visitar a família com o cabelo na altura do ombro, seu pai usou um discurso anti-gay e mandou o filho cortar o cabelo ou sair.</text:p>
      <text:p text:style-name="First_20_line_20_indent">Gutiérrez disse que Aramis discutiu com o pai, dizendo: "Você deveria ser um comunista, pela liberdade, pelos seres humanos. Eu sou seu filho, você deveria me amar, eu sendo ou não um homossexual. Que tipo de comunista é você?</text:p>
      <text:p text:style-name="First_20_line_20_indent">Gutiérrez disse que , no momento em que Aramis se dirigia para a porta, seu pai o parou com essas palavras: "Espera. Você tem razão. Pode ficar. Não tem que cortar o cabelo. Eu tenho que pensar sobre essas coisas." Aramis acrescentou: "Então ele me abraçou, e eu fiquei".</text:p>
      <text:h text:style-name="Heading_20_2" text:outline-level="2">'A trajetória do cinema cubano'</text:h>
      <text:p text:style-name="First_20_line_20_indent">Julia Levin, uma crítica de cinema freelancer da Letônia que mora nos Estados Unidos, descreveu Gutiérrez Alea como o diretor mais famoso de Cuba. She noted that the filmmaker was born to a bourgeois family in 1928. After getting a law degree from the University of Havana, he studied film at “the Centro Sperimentale della Cinematographia in Rome (which had spawned, amongst others, Michelangelo Antonioni), where he fell in love with cinema and where he directed his first neorealist film, El Mégano (1954), with Julio Garcia Espinosa, another filmmaker he met at Centro Sperimentale.”</text:p>
      <text:p text:style-name="First_20_line_20_indent">Levin continued, “It has been noted that this film marked the very beginning of the New Latin American Cinema, the ‘new wave’ in cinema that grew out of the desire by many Latin American filmmakers to unveil the conflicting realities of their own countries and to do this by exploring the political potential of the filmic medium.</text:p>
      <text:p text:style-name="First_20_line_20_indent">“Alea was one of the founders of the Instituto Cubano del Arte y la Industria Cinematográficos (ICAIC),” Levin wrote, “which was created in 1959 in order to vigorously produce and promote cinema as the most progressive vehicle for communicating the ideas of the revolutionary through, for the most part, documentaries, although some fiction films were made there as well.</text:p>
      <text:p text:style-name="First_20_line_20_indent">“The ICAIC recognized film as the most powerful and important art form in modern life, a voice of the state, and, unquestionably, the most accessible form of distributing revolutionary ideas to the masses. In its first 24 years, ICAIC produced nearly 900 documentaries and over 112 feature films.”</text:p>
      <text:p text:style-name="First_20_line_20_indent">Levin pointed out, “Artistically and intellectually, the trajectory of Cuban cinema — from cinéma vérité to experimentalism, and from neorealist drama to social comedy — has paralleled the trajectory of Alea’s directorial career. Similarly, Alea’s films are a primary source of cultural politics in revolutionary Cuba, a fact that allows one to study his films directly against the political climate in which he lived and worked.”</text:p>
      <text:p text:style-name="First_20_line_20_indent">Daniel West added that “Tomas Gutiérrez Alea has been the most prominent of the filmmakers working in Cuba’s government-supported film institute, the Instituto Cubano del Arte e Industria Cinematograficos (ICAIC). Gutiérrez Alea is a committed revolutionary, and his best features explore the social, political and historical dimensions of the revolutionary progress.”</text:p>
      <text:h text:style-name="Heading_20_2" text:outline-level="2">Solidarity served up with a cherry on top</text:h>
      <text:p text:style-name="First_20_line_20_indent">After Cuba lost the socialist solidarity and trade it had had with the Soviet Union, the illegal U.S. blockade tightened its grip on the island’s economy.</text:p>
      <text:p text:style-name="First_20_line_20_indent">West pointed out in 1995, “Given the profound economic crisis currently gripping Cuba, it is astonishing that a feature such as ‘Strawberry and Chocolate’ could be produced. The situation in ICAIC is desperate. Top directors such as Gutiérrez Alea earn the approximate equivalent of $5.00 per month, and the once relatively well-funded ICAIC filmmakers can now undertake a feature only if co-production money is available. The low-budget ‘Strawberry and Chocolate,’ for instance, could not have been produced without Mexican and Spanish support.”</text:p>
      <text:p text:style-name="First_20_line_20_indent">Gutiérrez Alea, battling cancer, also had to undergo surgery during the production of the film. Juan Carlos Tabio, a collaborator, stepped up to co-direct the film.</text:p>
      <text:p text:style-name="First_20_line_20_indent">“Strawberry and Chocolate” was the first Cuban movie to be nominated for an Oscar in the Best Foreign Film category. (Levin)</text:p>
      <text:p text:style-name="First_20_line_20_indent">West concluded: “The commercial release of ‘Strawberry and Chocolate’ in the U.S. is a welcome event because U.S. authorities have at times hounded Gutiérrez Alea — by, for example, denying his visa requests or blocking exhibitions of his works. This interviewer’s videotape copy of [Gutiérrez’s 1968 film] ‘Memories of Under development’ was confiscated by U.S. Customs in Los Angeles when he entered the country on Dec. 11, 1993, after having legally attended the annual International Festival of New Latin American Cinema in Havana.” By the closing ceremony of that festival in Havana on Dec. 10, 1993, “Strawberry and Chocolate” had won most of the top awards.</text:p>
      <text:p text:style-name="First_20_line_20_indent">“Afterwards” — West, who was a guest, described — ”in the Palace of the Revolution, Fidel Castro held a reception for festival guests featuring strawberry and chocolate ice cream served together for dessert.”</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rango e Chocolate': o doce sabor da mudança</dc:title>
    <dc:date>2023-04-18T14:06:44.596062934</dc:date>
    <dc:creator>Daniel Garcia</dc:creator>
    <meta:editing-duration>P0D</meta:editing-duration>
    <meta:editing-cycles>1</meta:editing-cycles>
    <meta:document-statistic meta:table-count="0" meta:image-count="0" meta:object-count="0" meta:paragraph-count="28" meta:word-count="1351" meta:character-count="8339" meta:non-whitespace-character-count="7004"/>
    <meta:generator>LibreOffice/7.5.1.2$Linux_X86_64 LibreOffice_project/50$Build-2</meta:generator>
    <meta:template xlink:type="simple" xlink:actuate="onRequest" xlink:title="" xlink:href="../cubabook.odm" meta:date="2023-04-18T14:08:43.635714652"/>
  </office:meta>
</office:document-meta>
</file>